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0375in"/>
    </style:style>
    <style:style style:name="Table1.B" style:family="table-column">
      <style:table-column-properties style:column-width="4.6556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atürlich, ich mache den Lernzettel jetzt noch ausführlicher und genauer – speziell zu <text:span text:style-name="Strong_20_Emphasis">Shortcuts (Key Bindings) in prompt_toolkit</text:span>, wie du sie definierst, gruppierst, priorisierst, und wie du nebenläufig Prozesse während der Eingabe laufen lässt. Dabei erkläre ich alles Schritt für Schritt mit Beispielen und Kommentaren, damit du es sofort verstehst und selbst programmieren kannst.</text:p>
      <text:p text:style-name="Horizontal_20_Line"/>
      <text:h text:style-name="Heading_20_1" text:outline-level="1">🧠 Ausführlicher Lernzettel: prompt_toolkit Key Bindings (Shortcuts) &amp; Nebenläufigkeit während Eingabe</text:h>
      <text:p text:style-name="Horizontal_20_Line"/>
      <text:h text:style-name="Heading_20_2" text:outline-level="2">1. Key Bindings / Shortcuts in prompt_toolkit – Grundlagen &amp; Definition</text:h>
      <text:p text:style-name="Horizontal_20_Line"/>
      <text:h text:style-name="Heading_20_3" text:outline-level="3">1.1 Was sind Key Bindings?</text:h>
      <text:list text:style-name="L1">
        <text:list-item>
          <text:p text:style-name="P2">Key Bindings sind Tastenkommandos (Shortcuts), die du programmierst, damit bei Tastendruck bestimmte Funktionen ausgelöst werden.</text:p>
        </text:list-item>
        <text:list-item>
          <text:p text:style-name="P2">Sie verbessern die Bedienbarkeit deines CLI-Programms und machen es interaktiv.</text:p>
        </text:list-item>
      </text:list>
      <text:p text:style-name="Horizontal_20_Line"/>
      <text:h text:style-name="Heading_20_3" text:outline-level="3">1.2 Wie definiert man Key Bindings in prompt_toolkit?</text:h>
      <text:list text:style-name="L2">
        <text:list-item>
          <text:p text:style-name="P3">Du erstellst ein <text:span text:style-name="Source_20_Text">KeyBindings()</text:span> Objekt.</text:p>
        </text:list-item>
        <text:list-item>
          <text:p text:style-name="P3">Du „hängst“ Funktionen an bestimmte Tastenkombinationen, indem du einen Dekorator <text:span text:style-name="Source_20_Text">@kb.add()</text:span> verwendest.</text:p>
        </text:list-item>
        <text:list-item>
          <text:p text:style-name="P3">Diese Bindings werden dann einer <text:span text:style-name="Source_20_Text">PromptSession</text:span> übergeben.</text:p>
        </text:list-item>
      </text:list>
      <text:p text:style-name="Horizontal_20_Line"/>
      <text:h text:style-name="Heading_20_3" text:outline-level="3">1.3 Beispiel: Einfacher Shortcut für Ctrl+X</text:h>
      <text:p text:style-name="Preformatted_20_Text"><text:span text:style-name="Source_20_Text">from prompt_toolkit import PromptSession</text:span></text:p>
      <text:p text:style-name="Preformatted_20_Text"><text:span text:style-name="Source_20_Text">from prompt_toolkit.key_binding import KeyBindings</text:span></text:p>
      <text:p text:style-name="Preformatted_20_Text"/>
      <text:p text:style-name="Preformatted_20_Text"><text:span text:style-name="Source_20_Text"># Erstelle KeyBindings-Objekt</text:span></text:p>
      <text:p text:style-name="Preformatted_20_Text"><text:span text:style-name="Source_20_Text">kb = KeyBindings()</text:span></text:p>
      <text:p text:style-name="Preformatted_20_Text"/>
      <text:p text:style-name="Preformatted_20_Text"><text:span text:style-name="Source_20_Text"># Dekorator registriert Ctrl+X</text:span></text:p>
      <text:p text:style-name="Preformatted_20_Text"><text:span text:style-name="Source_20_Text">@kb.add('c-x')</text:span></text:p>
      <text:p text:style-name="Preformatted_20_Text"><text:span text:style-name="Source_20_Text">def _(event):</text:span></text:p>
      <text:p text:style-name="Preformatted_20_Text"><text:span text:style-name="Source_20_Text"><text:s text:c="4"/>print("Du hast Ctrl+X gedrückt!")</text:span></text:p>
      <text:p text:style-name="Preformatted_20_Text"/>
      <text:p text:style-name="Preformatted_20_Text"><text:span text:style-name="Source_20_Text">session = PromptSession(key_bindings=kb)</text:span></text:p>
      <text:p text:style-name="Preformatted_20_Text"/>
      <text:p text:style-name="Preformatted_20_Text"><text:soft-page-break/><text:span text:style-name="Source_20_Text"># Eingabeaufforderung mit Shortcut-Unterstützung</text:span></text:p>
      <text:p text:style-name="Preformatted_20_Text"><text:span text:style-name="Source_20_Text">text = session.prompt("Eingabe: ")</text:span></text:p>
      <text:p text:style-name="P1"><text:span text:style-name="Source_20_Text">print(f"Eingabe war: {text}")</text:span></text:p>
      <text:p text:style-name="Text_20_body"><text:span text:style-name="Strong_20_Emphasis">Erklärung:</text:span></text:p>
      <text:list text:style-name="L3">
        <text:list-item>
          <text:p text:style-name="P4"><text:span text:style-name="Source_20_Text">@kb.add('c-x')</text:span> heißt: Wenn Ctrl+X gedrückt wird, führe die folgende Funktion aus.</text:p>
        </text:list-item>
        <text:list-item>
          <text:p text:style-name="P4">Die Funktion erhält ein <text:span text:style-name="Source_20_Text">event</text:span>-Objekt (z.B. um Kontext abzurufen).</text:p>
        </text:list-item>
        <text:list-item>
          <text:p text:style-name="P4"><text:span text:style-name="Source_20_Text">PromptSession</text:span> weiß nun, welche Tastenkombinationen es überwachen soll.</text:p>
        </text:list-item>
      </text:list>
      <text:p text:style-name="Horizontal_20_Line"/>
      <text:h text:style-name="Heading_20_3" text:outline-level="3">1.4 Was ist <text:span text:style-name="Source_20_Text">event</text:span>?</text:h>
      <text:list text:style-name="L4">
        <text:list-item>
          <text:p text:style-name="P5"><text:span text:style-name="Source_20_Text">event</text:span> enthält wichtige Infos zur Tasteneingabe.</text:p>
        </text:list-item>
        <text:list-item>
          <text:p text:style-name="P5"><text:span text:style-name="Source_20_Text">event.app</text:span> ist die Anwendung selbst.</text:p>
        </text:list-item>
        <text:list-item>
          <text:p text:style-name="P5">Du kannst <text:span text:style-name="Source_20_Text">event.app.exit()</text:span> aufrufen, um z.B. die Eingabe abzubrechen.</text:p>
        </text:list-item>
        <text:list-item>
          <text:p text:style-name="P5">Beispiel:</text:p>
        </text:list-item>
      </text:list>
      <text:p text:style-name="Preformatted_20_Text"><text:span text:style-name="Source_20_Text">@kb.add('c-c') <text:s/># Ctrl+C zum Abbrechen</text:span></text:p>
      <text:p text:style-name="Preformatted_20_Text"><text:span text:style-name="Source_20_Text">def _(event):</text:span></text:p>
      <text:p text:style-name="Preformatted_20_Text"><text:span text:style-name="Source_20_Text"><text:s text:c="4"/>print("Eingabe abgebrochen!")</text:span></text:p>
      <text:p text:style-name="P1"><text:span text:style-name="Source_20_Text"><text:s text:c="4"/>event.app.exit() <text:s/># Beendet die Prompt-Session</text:span></text:p>
      <text:p text:style-name="Horizontal_20_Line"/>
      <text:h text:style-name="Heading_20_3" text:outline-level="3">1.5 Welche Tastenkombinationen kannst du benutzen?</text:h>
      <text:list text:style-name="L5">
        <text:list-item>
          <text:p text:style-name="P6"><text:span text:style-name="Source_20_Text">c-</text:span> steht für Ctrl, z.B. <text:span text:style-name="Source_20_Text">c-c</text:span> = Ctrl+C</text:p>
        </text:list-item>
        <text:list-item>
          <text:p text:style-name="P6"><text:span text:style-name="Source_20_Text">s-</text:span> steht für Shift</text:p>
        </text:list-item>
        <text:list-item>
          <text:p text:style-name="P6"><text:span text:style-name="Source_20_Text">a-</text:span> steht für Alt, z.B. <text:span text:style-name="Source_20_Text">a-b</text:span> = Alt+B</text:p>
        </text:list-item>
        <text:list-item>
          <text:p text:style-name="P6">Du kannst mehrere Tasten kombinieren, z.B. <text:span text:style-name="Source_20_Text">c-s-x</text:span> (Ctrl+Shift+X)</text:p>
        </text:list-item>
        <text:list-item>
          <text:p text:style-name="P6">Auch einzelne Tasten wie <text:span text:style-name="Source_20_Text">tab</text:span>, <text:span text:style-name="Source_20_Text">enter</text:span>, <text:span text:style-name="Source_20_Text">escape</text:span> sind erlaubt.</text:p>
        </text:list-item>
      </text:list>
      <text:p text:style-name="Horizontal_20_Line"/>
      <text:h text:style-name="Heading_20_2" text:outline-level="2">2. Key Bindings Gruppen (Groups) &amp; Prioritäten</text:h>
      <text:p text:style-name="Horizontal_20_Line"/>
      <text:h text:style-name="Heading_20_3" text:outline-level="3">2.1 Warum Gruppen?</text:h>
      <text:list text:style-name="L6">
        <text:list-item>
          <text:p text:style-name="P7">Du kannst verschiedene Tastenkombinationen logisch gruppieren.</text:p>
        </text:list-item>
        <text:list-item>
          <text:p text:style-name="P7">So hast du z.B. eine Gruppe für Navigation, eine für Bearbeitung, eine für Spezialfunktionen.</text:p>
        </text:list-item>
        <text:list-item>
          <text:p text:style-name="P7">Gruppen helfen auch bei Konfliktlösungen und modularem Code.</text:p>
        </text:list-item>
      </text:list>
      <text:p text:style-name="Horizontal_20_Line"/>
      <text:h text:style-name="Heading_20_3" text:outline-level="3"><text:soft-page-break/>2.2 Wie erstellt man Gruppen?</text:h>
      <text:list text:style-name="L7">
        <text:list-item>
          <text:p text:style-name="P8">Verwende <text:span text:style-name="Source_20_Text">KeyBindings()</text:span> pro Gruppe.</text:p>
        </text:list-item>
        <text:list-item>
          <text:p text:style-name="P8">Am Ende kannst du sie mit <text:span text:style-name="Source_20_Text">merge_key_bindings</text:span> zusammenführen.</text:p>
        </text:list-item>
      </text:list>
      <text:p text:style-name="Horizontal_20_Line"/>
      <text:h text:style-name="Heading_20_3" text:outline-level="3">2.3 Beispiel: Zwei Gruppen – Navigation und Bearbeitung</text:h>
      <text:p text:style-name="Preformatted_20_Text"><text:span text:style-name="Source_20_Text">from prompt_toolkit.key_binding import KeyBindings, merge_key_bindings</text:span></text:p>
      <text:p text:style-name="Preformatted_20_Text"><text:span text:style-name="Source_20_Text">from prompt_toolkit import PromptSession</text:span></text:p>
      <text:p text:style-name="Preformatted_20_Text"/>
      <text:p text:style-name="Preformatted_20_Text"><text:span text:style-name="Source_20_Text"># Navigation-Shortcuts</text:span></text:p>
      <text:p text:style-name="Preformatted_20_Text"><text:span text:style-name="Source_20_Text">nav_bindings = KeyBindings()</text:span></text:p>
      <text:p text:style-name="Preformatted_20_Text"/>
      <text:p text:style-name="Preformatted_20_Text"><text:span text:style-name="Source_20_Text">@nav_bindings.add('c-n') <text:s/># Ctrl+N</text:span></text:p>
      <text:p text:style-name="Preformatted_20_Text"><text:span text:style-name="Source_20_Text">def _(event):</text:span></text:p>
      <text:p text:style-name="Preformatted_20_Text"><text:span text:style-name="Source_20_Text"><text:s text:c="4"/>print("Navigation: Nächster Eintrag")</text:span></text:p>
      <text:p text:style-name="Preformatted_20_Text"/>
      <text:p text:style-name="Preformatted_20_Text"><text:span text:style-name="Source_20_Text">@nav_bindings.add('c-p') <text:s/># Ctrl+P</text:span></text:p>
      <text:p text:style-name="Preformatted_20_Text"><text:span text:style-name="Source_20_Text">def _(event):</text:span></text:p>
      <text:p text:style-name="Preformatted_20_Text"><text:span text:style-name="Source_20_Text"><text:s text:c="4"/>print("Navigation: Vorheriger Eintrag")</text:span></text:p>
      <text:p text:style-name="Preformatted_20_Text"/>
      <text:p text:style-name="Preformatted_20_Text"><text:span text:style-name="Source_20_Text"># Bearbeitungs-Shortcuts</text:span></text:p>
      <text:p text:style-name="Preformatted_20_Text"><text:span text:style-name="Source_20_Text">edit_bindings = KeyBindings()</text:span></text:p>
      <text:p text:style-name="Preformatted_20_Text"/>
      <text:p text:style-name="Preformatted_20_Text"><text:span text:style-name="Source_20_Text">@edit_bindings.add('c-s') <text:s/># Ctrl+S</text:span></text:p>
      <text:p text:style-name="Preformatted_20_Text"><text:span text:style-name="Source_20_Text">def _(event):</text:span></text:p>
      <text:p text:style-name="Preformatted_20_Text"><text:span text:style-name="Source_20_Text"><text:s text:c="4"/>print("Bearbeitung: Speichern")</text:span></text:p>
      <text:p text:style-name="Preformatted_20_Text"/>
      <text:p text:style-name="Preformatted_20_Text"><text:span text:style-name="Source_20_Text">@edit_bindings.add('c-z') <text:s/># Ctrl+Z</text:span></text:p>
      <text:p text:style-name="Preformatted_20_Text"><text:span text:style-name="Source_20_Text">def _(event):</text:span></text:p>
      <text:p text:style-name="Preformatted_20_Text"><text:span text:style-name="Source_20_Text"><text:s text:c="4"/>print("Bearbeitung: Rückgängig")</text:span></text:p>
      <text:p text:style-name="Preformatted_20_Text"/>
      <text:p text:style-name="Preformatted_20_Text"><text:span text:style-name="Source_20_Text"># Alle Bindings zusammenführen</text:span></text:p>
      <text:p text:style-name="Preformatted_20_Text"><text:span text:style-name="Source_20_Text">all_bindings = merge_key_bindings([nav_bindings, edit_bindings])</text:span></text:p>
      <text:p text:style-name="Preformatted_20_Text"/>
      <text:p text:style-name="Preformatted_20_Text"><text:span text:style-name="Source_20_Text">session = PromptSession(key_bindings=all_bindings)</text:span></text:p>
      <text:p text:style-name="Preformatted_20_Text"><text:span text:style-name="Source_20_Text">text = session.prompt("Eingabe: ")</text:span></text:p>
      <text:p text:style-name="P1"><text:span text:style-name="Source_20_Text">print(f"Deine Eingabe: {text}")</text:span></text:p>
      <text:p text:style-name="Text_20_body"><text:span text:style-name="Strong_20_Emphasis">Erklärung:</text:span></text:p>
      <text:list text:style-name="L8">
        <text:list-item>
          <text:p text:style-name="P9">Zwei <text:span text:style-name="Source_20_Text">KeyBindings</text:span>-Objekte definiert (nav und edit).</text:p>
        </text:list-item>
        <text:list-item>
          <text:p text:style-name="P9">Mit <text:span text:style-name="Source_20_Text">merge_key_bindings</text:span> kombinierst du sie zu einem einzigen.</text:p>
        </text:list-item>
        <text:list-item>
          <text:p text:style-name="P9">So bleiben deine Shortcuts sauber getrennt und übersichtlich.</text:p>
        </text:list-item>
      </text:list>
      <text:p text:style-name="Horizontal_20_Line"/>
      <text:h text:style-name="Heading_20_3" text:outline-level="3">2.4 Prioritäten &amp; Konflikte</text:h>
      <text:list text:style-name="L9">
        <text:list-item>
          <text:p text:style-name="P10">Wenn zwei Gruppen die gleiche Taste binden, gewinnt die zuletzt geladene.</text:p>
        </text:list-item>
        <text:list-item>
          <text:p text:style-name="P10">Nutze also sinnvoll Reihenfolge oder vermeide Überschneidungen.</text:p>
        </text:list-item>
      </text:list>
      <text:p text:style-name="Horizontal_20_Line"/>
      <text:h text:style-name="Heading_20_2" text:outline-level="2"><text:soft-page-break/>3. Erweiterte Funktionen in Key Bindings</text:h>
      <text:p text:style-name="Horizontal_20_Line"/>
      <text:h text:style-name="Heading_20_3" text:outline-level="3">3.1 Zugriff auf Eingabetext, Cursorposition &amp; mehr</text:h>
      <text:list text:style-name="L10">
        <text:list-item>
          <text:p text:style-name="P11"><text:span text:style-name="Source_20_Text">event.current_buffer</text:span> liefert den Puffer mit dem aktuellen Text.</text:p>
        </text:list-item>
        <text:list-item>
          <text:p text:style-name="P11">Du kannst Text lesen, ändern oder Cursor bewegen.</text:p>
        </text:list-item>
      </text:list>
      <text:p text:style-name="Preformatted_20_Text"><text:span text:style-name="Source_20_Text">@kb.add('c-l') <text:s/># Ctrl+L leert die Eingabe</text:span></text:p>
      <text:p text:style-name="Preformatted_20_Text"><text:span text:style-name="Source_20_Text">def _(event):</text:span></text:p>
      <text:p text:style-name="Preformatted_20_Text"><text:span text:style-name="Source_20_Text"><text:s text:c="4"/>buff = event.current_buffer</text:span></text:p>
      <text:p text:style-name="P1"><text:span text:style-name="Source_20_Text"><text:s text:c="4"/>buff.text = "" <text:s/># Text löschen</text:span></text:p>
      <text:p text:style-name="Horizontal_20_Line"/>
      <text:h text:style-name="Heading_20_3" text:outline-level="3">3.2 Eingabe abbrechen oder Programm beenden</text:h>
      <text:p text:style-name="Preformatted_20_Text"><text:span text:style-name="Source_20_Text">@kb.add('c-c') <text:s/># Ctrl+C bricht ab</text:span></text:p>
      <text:p text:style-name="Preformatted_20_Text"><text:span text:style-name="Source_20_Text">def _(event):</text:span></text:p>
      <text:p text:style-name="Preformatted_20_Text"><text:span text:style-name="Source_20_Text"><text:s text:c="4"/>print("Programm wird beendet...")</text:span></text:p>
      <text:p text:style-name="P1"><text:span text:style-name="Source_20_Text"><text:s text:c="4"/>event.app.exit() <text:s/># Beendet prompt_toolkit sauber</text:span></text:p>
      <text:p text:style-name="Horizontal_20_Line"/>
      <text:h text:style-name="Heading_20_3" text:outline-level="3">3.3 Eingabe abschicken (Enter)</text:h>
      <text:list text:style-name="L11">
        <text:list-item>
          <text:p text:style-name="P12">Standardmäßig ist Enter schon gebunden (führt Eingabe aus).</text:p>
        </text:list-item>
        <text:list-item>
          <text:p text:style-name="P12">Du kannst eigene Aktionen auf Enter binden, z.B. Validierung.</text:p>
        </text:list-item>
      </text:list>
      <text:p text:style-name="Horizontal_20_Line"/>
      <text:h text:style-name="Heading_20_2" text:outline-level="2">4. Nebenläufigkeit (Concurrency) während prompt_toolkit läuft</text:h>
      <text:p text:style-name="Horizontal_20_Line"/>
      <text:h text:style-name="Heading_20_3" text:outline-level="3">4.1 Problem</text:h>
      <text:list text:style-name="L12">
        <text:list-item>
          <text:p text:style-name="P13">Du willst Eingaben machen, aber gleichzeitig andere Dinge im Hintergrund laufen lassen.</text:p>
        </text:list-item>
        <text:list-item>
          <text:p text:style-name="P13">Wichtig: Prompt blockiert nicht — Hintergrund muss nebenher aktiv sein.</text:p>
        </text:list-item>
      </text:list>
      <text:p text:style-name="Horizontal_20_Line"/>
      <text:h text:style-name="Heading_20_3" text:outline-level="3">4.2 Lösung 1: Threads mit prompt_toolkit</text:h>
      <text:p text:style-name="Preformatted_20_Text"><text:span text:style-name="Source_20_Text">import threading</text:span></text:p>
      <text:p text:style-name="Preformatted_20_Text"><text:span text:style-name="Source_20_Text">import time</text:span></text:p>
      <text:p text:style-name="Preformatted_20_Text"><text:span text:style-name="Source_20_Text">from prompt_toolkit import PromptSession</text:span></text:p>
      <text:p text:style-name="Preformatted_20_Text"/>
      <text:p text:style-name="Preformatted_20_Text"><text:span text:style-name="Source_20_Text">def background():</text:span></text:p>
      <text:p text:style-name="Preformatted_20_Text"><text:span text:style-name="Source_20_Text"><text:s text:c="4"/>while True:</text:span></text:p>
      <text:p text:style-name="Preformatted_20_Text"><text:span text:style-name="Source_20_Text"><text:s text:c="8"/>print("Hintergrund läuft...")</text:span></text:p>
      <text:p text:style-name="Preformatted_20_Text"><text:span text:style-name="Source_20_Text"><text:s text:c="8"/>time.sleep(3)</text:span></text:p>
      <text:p text:style-name="Preformatted_20_Text"/>
      <text:p text:style-name="Preformatted_20_Text"><text:span text:style-name="Source_20_Text">thread = threading.Thread(target=background, daemon=True)</text:span></text:p>
      <text:p text:style-name="Preformatted_20_Text"><text:soft-page-break/><text:span text:style-name="Source_20_Text">thread.start()</text:span></text:p>
      <text:p text:style-name="Preformatted_20_Text"/>
      <text:p text:style-name="Preformatted_20_Text"><text:span text:style-name="Source_20_Text">session = PromptSession()</text:span></text:p>
      <text:p text:style-name="Preformatted_20_Text"><text:span text:style-name="Source_20_Text">text = session.prompt("Schreibe etwas: ")</text:span></text:p>
      <text:p text:style-name="P1"><text:span text:style-name="Source_20_Text">print(f"Du hast geschrieben: {text}")</text:span></text:p>
      <text:p text:style-name="Text_20_body"><text:span text:style-name="Strong_20_Emphasis">Erklärung:</text:span></text:p>
      <text:list text:style-name="L13">
        <text:list-item>
          <text:p text:style-name="P14">Der Thread läuft parallel, prompt wartet auf Eingabe.</text:p>
        </text:list-item>
        <text:list-item>
          <text:p text:style-name="P14"><text:span text:style-name="Source_20_Text">daemon=True</text:span>: Thread endet automatisch mit Programm.</text:p>
        </text:list-item>
      </text:list>
      <text:p text:style-name="Horizontal_20_Line"/>
      <text:h text:style-name="Heading_20_3" text:outline-level="3">4.3 Lösung 2: Asyncio mit prompt_toolkit (moderner)</text:h>
      <text:p text:style-name="Preformatted_20_Text"><text:span text:style-name="Source_20_Text">import asyncio</text:span></text:p>
      <text:p text:style-name="Preformatted_20_Text"><text:span text:style-name="Source_20_Text">from prompt_toolkit import PromptSession</text:span></text:p>
      <text:p text:style-name="Preformatted_20_Text"/>
      <text:p text:style-name="Preformatted_20_Text"><text:span text:style-name="Source_20_Text">async def background():</text:span></text:p>
      <text:p text:style-name="Preformatted_20_Text"><text:span text:style-name="Source_20_Text"><text:s text:c="4"/>while True:</text:span></text:p>
      <text:p text:style-name="Preformatted_20_Text"><text:span text:style-name="Source_20_Text"><text:s text:c="8"/>print("Async Hintergrund läuft...")</text:span></text:p>
      <text:p text:style-name="Preformatted_20_Text"><text:span text:style-name="Source_20_Text"><text:s text:c="8"/>await asyncio.sleep(3)</text:span></text:p>
      <text:p text:style-name="Preformatted_20_Text"/>
      <text:p text:style-name="Preformatted_20_Text"><text:span text:style-name="Source_20_Text">async def main():</text:span></text:p>
      <text:p text:style-name="Preformatted_20_Text"><text:span text:style-name="Source_20_Text"><text:s text:c="4"/>asyncio.create_task(background())</text:span></text:p>
      <text:p text:style-name="Preformatted_20_Text"><text:span text:style-name="Source_20_Text"><text:s text:c="4"/>session = PromptSession()</text:span></text:p>
      <text:p text:style-name="Preformatted_20_Text"><text:span text:style-name="Source_20_Text"><text:s text:c="4"/>text = await session.prompt_async("Schreibe was: ")</text:span></text:p>
      <text:p text:style-name="Preformatted_20_Text"><text:span text:style-name="Source_20_Text"><text:s text:c="4"/>print(f"Du hast: {text}")</text:span></text:p>
      <text:p text:style-name="Preformatted_20_Text"/>
      <text:p text:style-name="P1"><text:span text:style-name="Source_20_Text">asyncio.run(main())</text:span></text:p>
      <text:p text:style-name="Text_20_body"><text:span text:style-name="Strong_20_Emphasis">Erklärung:</text:span></text:p>
      <text:list text:style-name="L14">
        <text:list-item>
          <text:p text:style-name="P15">Nutzt <text:span text:style-name="Source_20_Text">asyncio</text:span> Event Loop, modern und performant.</text:p>
        </text:list-item>
        <text:list-item>
          <text:p text:style-name="P15"><text:span text:style-name="Source_20_Text">prompt_async</text:span> ermöglicht async Eingabe, während background läuft.</text:p>
        </text:list-item>
      </text:list>
      <text:p text:style-name="Horizontal_20_Line"/>
      <text:h text:style-name="Heading_20_3" text:outline-level="3">4.4 Vorsicht beim Drucken während Eingabe</text:h>
      <text:list text:style-name="L15">
        <text:list-item>
          <text:p text:style-name="P16">Wenn du während der Eingabe printest, kann die Zeile verwischen.</text:p>
        </text:list-item>
        <text:list-item>
          <text:p text:style-name="P16">prompt_toolkit hat Methoden, um Statusleisten zu zeigen oder Ausgaben zu puffern.</text:p>
        </text:list-item>
      </text:list>
      <text:p text:style-name="Horizontal_20_Line"/>
      <text:h text:style-name="Heading_20_2" text:outline-level="2">5. Zusammenfassung &amp; Best Practices</text:h>
      <table:table table:name="Table1" table:style-name="Table1">
        <table:table-column table:style-name="Table1.A"/>
        <table:table-column table:style-name="Table1.B"/>
        <table:table-header-rows>
          <table:table-row>
            <table:table-cell table:style-name="Table1.A1" office:value-type="string">
              <text:p text:style-name="Table_20_Heading">Thema</text:p>
            </table:table-cell>
            <table:table-cell table:style-name="Table1.A1" office:value-type="string">
              <text:p text:style-name="Table_20_Heading">Wichtigste Punkte</text:p>
            </table:table-cell>
          </table:table-row>
        </table:table-header-rows>
        <table:table-row>
          <table:table-cell table:style-name="Table1.A1" office:value-type="string">
            <text:p text:style-name="Table_20_Contents">Key Bindings definieren</text:p>
          </table:table-cell>
          <table:table-cell table:style-name="Table1.A1" office:value-type="string">
            <text:p text:style-name="Table_20_Contents"><text:span text:style-name="Source_20_Text">KeyBindings()</text:span>, <text:span text:style-name="Source_20_Text">@kb.add('c-x')</text:span></text:p>
          </table:table-cell>
        </table:table-row>
        <table:table-row>
          <table:table-cell table:style-name="Table1.A1" office:value-type="string">
            <text:p text:style-name="Table_20_Contents">Event-Objekt nutzen</text:p>
          </table:table-cell>
          <table:table-cell table:style-name="Table1.A1" office:value-type="string">
            <text:p text:style-name="Table_20_Contents">Zugriff auf Buffer, App (<text:span text:style-name="Source_20_Text">event.current_buffer</text:span>, <text:span text:style-name="Source_20_Text">event.app.exit()</text:span>)</text:p>
          </table:table-cell>
        </table:table-row>
        <table:table-row>
          <table:table-cell table:style-name="Table1.A1" office:value-type="string">
            <text:p text:style-name="Table_20_Contents">Gruppen erstellen</text:p>
          </table:table-cell>
          <table:table-cell table:style-name="Table1.A1" office:value-type="string">
            <text:p text:style-name="Table_20_Contents">Mehrere <text:span text:style-name="Source_20_Text">KeyBindings()</text:span> mit <text:span text:style-name="Source_20_Text">merge_key_bindings()</text:span> kombinieren</text:p>
          </table:table-cell>
        </table:table-row>
        <table:table-row>
          <table:table-cell table:style-name="Table1.A1" office:value-type="string">
            <text:p text:style-name="Table_20_Contents">Nebenläufigkeit</text:p>
          </table:table-cell>
          <table:table-cell table:style-name="Table1.A1" office:value-type="string">
            <text:p text:style-name="Table_20_Contents">Threads (<text:span text:style-name="Source_20_Text">threading.Thread</text:span>) oder Asyncio <text:soft-page-break/>(<text:span text:style-name="Source_20_Text">asyncio.create_task()</text:span>)</text:p>
          </table:table-cell>
        </table:table-row>
        <table:table-row>
          <table:table-cell table:style-name="Table1.A1" office:value-type="string">
            <text:p text:style-name="Table_20_Contents">Eingabe nicht blockieren</text:p>
          </table:table-cell>
          <table:table-cell table:style-name="Table1.A1" office:value-type="string">
            <text:p text:style-name="Table_20_Contents">prompt_toolkit ist async-freundlich, nutze <text:span text:style-name="Source_20_Text">prompt_async</text:span> bei Bedarf</text:p>
          </table:table-cell>
        </table:table-row>
        <table:table-row>
          <table:table-cell table:style-name="Table1.A1" office:value-type="string">
            <text:p text:style-name="Table_20_Contents">Print während Eingabe vorsichtig</text:p>
          </table:table-cell>
          <table:table-cell table:style-name="Table1.A1" office:value-type="string">
            <text:p text:style-name="Table_20_Contents">Verwende Statusleisten statt <text:span text:style-name="Source_20_Text">print</text:span> für saubere UI</text:p>
          </table:table-cell>
        </table:table-row>
      </table:table>
      <text:p text:style-name="Horizontal_20_Line"/>
      <text:h text:style-name="Heading_20_2" text:outline-level="2">6. Was du jetzt machen kannst</text:h>
      <text:list text:style-name="L16">
        <text:list-item>
          <text:p text:style-name="P17">Erstelle eigene Tastenkombinationen für dein Programm.</text:p>
        </text:list-item>
        <text:list-item>
          <text:p text:style-name="P17">Organisiere sie modular in Gruppen (z.B. Navigation, Aktionen).</text:p>
        </text:list-item>
        <text:list-item>
          <text:p text:style-name="P17">Starte einen Hintergrund-Thread, der z.B. Emails prüft, während prompt auf Eingabe wartet.</text:p>
        </text:list-item>
        <text:list-item>
          <text:p text:style-name="P17">Nutze <text:span text:style-name="Source_20_Text">prompt_async</text:span> bei Bedarf für moderne async-Programme.</text:p>
        </text:list-item>
        <text:list-item>
          <text:p text:style-name="P17">Vermeide Print-Störungen mit Statusleisten oder Puffern.</text:p>
        </text:list-item>
      </text:list>
      <text:p text:style-name="Horizontal_20_Line"/>
      <text:p text:style-name="Text_20_body">Wenn du möchtest, kann ich dir auch noch zeigen, wie man in prompt_toolkit z.B. <text:span text:style-name="Strong_20_Emphasis">Statusleisten</text:span> oder <text:span text:style-name="Strong_20_Emphasis">Popup-Menüs</text:span> parallel zur Eingabe anzeigt — das ist der nächste Schritt, wenn du die Basics drauf hast!</text:p>
      <text:p text:style-name="Horizontal_20_Line"/>
      <text:p text:style-name="Text_20_body">Falls du noch Fragen hast, sag gern Beschei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30T12:28:05.350520829</meta:creation-date>
    <dc:date>2025-06-30T12:28:24.172046661</dc:date>
    <meta:editing-duration>PT19S</meta:editing-duration>
    <meta:editing-cycles>1</meta:editing-cycles>
    <meta:document-statistic meta:table-count="1" meta:image-count="0" meta:object-count="0" meta:page-count="6" meta:paragraph-count="159" meta:word-count="902" meta:character-count="7062" meta:non-whitespace-character-count="6248"/>
    <meta:generator>LibreOffice/24.2.7.2$Linux_X86_64 LibreOffice_project/420$Build-2</meta:generator>
  </office:meta>
</office:document-meta>
</file>